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9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order-bottom="none" fo:border-left="0.0071in solid #000000" fo:border-right="none" fo:border-top="none"/>
      <style:text-properties style:font-name="Verdana" fo:font-size="12pt"/>
    </style:style>
    <style:style style:name="ce16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QLigh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9" table:number-columns-spanned="4" table:number-rows-spanned="1">
            <text:p>05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3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9" table:number-columns-spanned="4" table:number-rows-spanned="1">
            <text:p>05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3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9" table:number-columns-spanned="4" table:number-rows-spanned="1">
            <text:p>05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Apache2.2.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F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5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6-09" table:number-columns-spanned="4" table:number-rows-spanned="1">
            <text:p>06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3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9" table:number-columns-spanned="4" table:number-rows-spanned="1">
            <text:p>05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6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 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9" table:number-columns-spanned="4" table:number-rows-spanned="1">
            <text:p>05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7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6" office:value-type="string">
            <text:p>WSFC-130</text:p>
          </table:table-cell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6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6-09" table:number-columns-spanned="4" table:number-rows-spanned="1">
            <text:p>06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9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3">
          <table:table-cell table:style-name="ce5" office:value-type="string">
            <text:p>Permanent storag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P</text:p>
          </table:table-cell>
          <table:table-cell table:style-name="ce5" office:value-type="string">
            <text:p>rm_echo_single_1_0 and rm_report samples failed</text:p>
          </table:table-cell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9" office:value-type="string">
            <text:p>F</text:p>
          </table:table-cell>
          <table:table-cell table:style-name="ce19"/>
          <table:table-cell table:style-name="ce5"/>
          <table:table-cell table:style-name="ce13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5-09" table:number-columns-spanned="4" table:number-rows-spanned="1">
            <text:p>05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3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07-09" table:number-columns-spanned="4" table:number-rows-spanned="1">
            <text:p>07/09/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4">
          <table:table-cell table:style-name="ce5" office:value-type="string">
            <text:p>Permanent storage</text:p>
          </table:table-cell>
          <table:table-cell table:number-columns-repeated="2" table:style-name="ce19" office:value-type="string">
            <text:p>F</text:p>
          </table:table-cell>
          <table:table-cell table:style-name="ce5" office:value-type="string">
            <text:p>rm_echo_1_0 and rm_echo_1_1 failed</text:p>
          </table:table-cell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office:value-type="string">
            <text:p>F</text:p>
          </table:table-cell>
          <table:table-cell table:style-name="ce11"/>
          <table:table-cell table:style-name="ce5"/>
          <table:table-cell table:style-name="ce13" office:value-type="string">
            <text:p>WSFC-112</text:p>
          </table:table-cell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9/07/2007</text:date>, <text:time>14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9-07T14:07:52</dc:date>
    <dc:language>en-US</dc:language>
    <meta:editing-cycles>44</meta:editing-cycles>
    <meta:editing-duration>PT17H54M34S</meta:editing-duration>
    <meta:user-defined meta:name="Info 1"/>
    <meta:user-defined meta:name="Info 2"/>
    <meta:user-defined meta:name="Info 3"/>
    <meta:user-defined meta:name="Info 4"/>
    <meta:document-statistic meta:table-count="9" meta:cell-count="370"/>
  </office:meta>
</office:document-meta>
</file>